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size="15pt" officeooo:rsid="001717ee" officeooo:paragraph-rsid="001717ee" style:font-size-asian="15pt" style:font-size-complex="15pt"/>
    </style:style>
    <style:style style:name="P2" style:family="paragraph" style:parent-style-name="Standard">
      <style:text-properties fo:font-size="15pt" officeooo:rsid="001717ee" officeooo:paragraph-rsid="0018c08c" style:font-size-asian="15pt" style:font-size-complex="15pt"/>
    </style:style>
    <style:style style:name="P3" style:family="paragraph" style:parent-style-name="Standard">
      <style:text-properties fo:font-size="15pt" officeooo:rsid="001717ee" officeooo:paragraph-rsid="001c6e5e" style:font-size-asian="15pt" style:font-size-complex="15pt"/>
    </style:style>
    <style:style style:name="P4" style:family="paragraph" style:parent-style-name="Standard">
      <style:text-properties fo:font-size="15pt" officeooo:rsid="001717ee" officeooo:paragraph-rsid="00201f1f" style:font-size-asian="15pt" style:font-size-complex="15pt"/>
    </style:style>
    <style:style style:name="P5" style:family="paragraph" style:parent-style-name="Standard">
      <style:text-properties fo:font-size="15pt" officeooo:rsid="00201f1f" officeooo:paragraph-rsid="00201f1f" style:font-size-asian="15pt" style:font-size-complex="15pt"/>
    </style:style>
    <style:style style:name="T1" style:family="text">
      <style:text-properties officeooo:rsid="0018c08c"/>
    </style:style>
    <style:style style:name="T2" style:family="text">
      <style:text-properties officeooo:rsid="001a7798"/>
    </style:style>
    <style:style style:name="T3" style:family="text">
      <style:text-properties officeooo:rsid="001c6e5e"/>
    </style:style>
    <style:style style:name="T4" style:family="text">
      <style:text-properties officeooo:rsid="001e3493"/>
    </style:style>
    <style:style style:name="T5" style:family="text">
      <style:text-properties officeooo:rsid="00201f1f"/>
    </style:style>
    <style:style style:name="T6" style:family="text">
      <style:text-properties officeooo:rsid="002128a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liot<text:tab/><text:tab/><text:tab/><text:tab/><text:tab/><text:tab/><text:tab/><text:tab/><text:tab/><text:tab/><text:tab/><text:tab/><text:tab/>1°2</text:p>
      <text:p text:style-name="P1">chauve<text:tab/><text:tab/><text:tab/><text:tab/><text:tab/><text:tab/><text:tab/><text:tab/><text:tab/><text:tab/> <text:s text:c="5"/>10/11/2022</text:p>
      <text:p text:style-name="P1">PAP</text:p>
      <text:p text:style-name="P1"/>
      <text:p text:style-name="P1"/>
      <text:p text:style-name="P1"><text:tab/><text:tab/><text:tab/><text:tab/><text:tab/><text:tab/>Hitoire</text:p>
      <text:p text:style-name="P1"/>
      <text:p text:style-name="P4">Problématique : En quoi la Charte est un compromis entre traditions et Révolution</text:p>
      <text:p text:style-name="P1"/>
      <text:p text:style-name="P2">Introduction : Le premier document date du 4 juin 1814, c’est un <text:span text:style-name="T1">extrait du discours que Louis XVIII a fait lors de l’octroiment de la Charte constitutionelle,</text:span> quand au second document il représente le system politique de la charte de 1814. <text:span text:style-name="T5">pour commancer nous pouvons definir le therme compromis par : un arragement equitable entre deux camps. </text:span><text:span text:style-name="T1">Dans un premier temps nous en quoi la charte est un compromis entre tradition et Révolution a travers le premier document, puis dans un seconde temps nous verrons les compromis entre tradition et Révolution a travers le second document </text:span></text:p>
      <text:p text:style-name="P1"/>
      <text:p text:style-name="P1"><text:tab/><text:span text:style-name="T3">Dans le document un </text:span><text:span text:style-name="T4">le roi dit ‘’nous avons reconnu que le vo</text:span><text:span text:style-name="T6">e</text:span><text:span text:style-name="T4">u de nos sujets pour une charte constitutionelle était un besoin réel.’’ dans cette citation le roi comprend le besoin du peuple, plus loin dans le texte le roi dit ‘’Lorsque la sagesse des rois s’accords librement avec le v</text:span><text:span text:style-name="T6">oe</text:span><text:span text:style-name="T4">u des peuples, une charte constitutinelle peut etre de long durée. A travers cette réplique le roi fait comprendre que si la charte est mise en place </text:span><text:span text:style-name="T5">cela peut-être</text:span><text:span text:style-name="T4"> pour une long durée </text:span><text:span text:style-name="T5"><text:s/>si ils s’accordent librement, si ils trouvent un terrain d’entente. </text:span><text:span text:style-name="T6">Comme par exemple la religion catholique est la religion de l’état pour la tradition et les citoyens on le droit de pratiquer la religions de leurs choix</text:span></text:p>
      <text:p text:style-name="P1"/>
      <text:p text:style-name="P3"><text:tab/><text:span text:style-name="T1">A travers le document deux nous voyons que le roi est inviolable et sacré, il peut préparer la loi et peut légiférer par ordonnance ‘’</text:span><text:span text:style-name="T2">inviolable et sacré, prépare la loi, peut légiférer par ordonnance’’</text:span><text:span text:style-name="T1">. </text:span><text:span text:style-name="T2">Le roi a aussi le pouvoir de nommé les pairs qui gardent leur titre a vie ou encore nommé les ministres qui peuvent être renvoyer seulment par ordre du roi. Grace a un suffrage censitaire les citoyens les plus riche ‘’citoyens riches (suffrage censitaire)’’ <text:s/>qui sont des hommes et qui on plus de 30 ans ont le droit d’élirent </text:span><text:span text:style-name="T3">des députés</text:span><text:span text:style-name="T2"> qui vote</text:span><text:span text:style-name="T3">nt</text:span><text:span text:style-name="T2"> les lois durant 5. En effet les c</text:span><text:span text:style-name="T3">i</text:span><text:span text:style-name="T2">toyens n’ont aucun droits, La charte constitutionelle est un moyen pour octroyer plus de pouvoir <text:s/>aux citoyens </text:span><text:span text:style-name="T3">et d’éviter des révolution mais aussi de garder les traditions et le gouvernement en place. P</text:span><text:span text:style-name="T2">ar exemple </text:span><text:span text:style-name="T3">la liberté d’opinion, désormais les français on le droit de publier et faire imprimer leurs opinions, en effet cela octroie du pouvoir et de la satisfaction aux franaçais.</text:span></text:p>
      <text:p text:style-name="P3"><text:soft-page-break/></text:p>
      <text:p text:style-name="P3"><text:span text:style-name="T3"><text:s/></text:span></text:p>
      <text:p text:style-name="P5">pour conclure, la charte a été un compromis entre traditions et Révolution, En effet, la charte a été un arrangement equitable entre le peuple et le roi entre, Révolution et tradition. Le roi gardes ses traditions et le peuple gagne des droit</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Bitstream Vera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Bitstream Vera Sans"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Bitstream Vera Sans" style:font-family-asian="'Bitstream Vera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10T10:11:02.254332913</meta:creation-date>
    <dc:date>2022-11-10T11:22:42.333469914</dc:date>
    <meta:editing-duration>PT3M28S</meta:editing-duration>
    <meta:editing-cycles>1</meta:editing-cycles>
    <meta:document-statistic meta:table-count="0" meta:image-count="0" meta:object-count="0" meta:page-count="2" meta:paragraph-count="10" meta:word-count="444" meta:character-count="2645" meta:non-whitespace-character-count="2170"/>
    <meta:generator>LibreOffice/7.0.4.2$Linux_X86_64 LibreOffice_project/00$Build-2</meta:generator>
  </office:meta>
</office:document-meta>
</file>